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1735D2A0A41DC65742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1db0"/>
    </style:style>
    <style:style style:name="P2" style:family="paragraph" style:parent-style-name="Standard">
      <style:text-properties style:font-name="Liberation Sans" fo:font-size="15pt" style:text-underline-style="solid" style:text-underline-width="auto" style:text-underline-color="font-color" fo:font-weight="bold" officeooo:rsid="000a7932" officeooo:paragraph-rsid="000a7932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Liberation Sans" officeooo:rsid="000a7932" officeooo:paragraph-rsid="000a7932"/>
    </style:style>
    <style:style style:name="P4" style:family="paragraph" style:parent-style-name="Standard">
      <style:text-properties style:font-name="Liberation Sans" officeooo:rsid="000d60a6" officeooo:paragraph-rsid="000c1db0"/>
    </style:style>
    <style:style style:name="P5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10d152" officeooo:paragraph-rsid="0010d152" style:font-size-asian="18pt" style:font-weight-asian="bold" style:font-size-complex="18pt" style:font-weight-complex="bold"/>
    </style:style>
    <style:style style:name="P7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0c1db0" officeooo:paragraph-rsid="000c1db0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P10" style:family="paragraph" style:parent-style-name="Table_20_Contents">
      <style:text-properties fo:color="#000000" style:font-name="Liberation Sans" fo:font-size="10pt" officeooo:rsid="0008c5ff" officeooo:paragraph-rsid="0008c5ff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tandard" style:list-style-name="L1">
      <style:text-properties style:font-name="Liberation Sans" officeooo:rsid="0010d152" officeooo:paragraph-rsid="0010d152"/>
    </style:style>
    <style:style style:name="P14" style:family="paragraph" style:parent-style-name="Standard" style:list-style-name="L1">
      <style:text-properties style:font-name="Liberation Sans" officeooo:rsid="0012184c" officeooo:paragraph-rsid="0012184c"/>
    </style:style>
    <style:style style:name="P15" style:family="paragraph" style:parent-style-name="Standard" style:list-style-name="L1">
      <style:text-properties style:font-name="Liberation Sans" officeooo:rsid="001329e4" officeooo:paragraph-rsid="001329e4"/>
    </style:style>
    <style:style style:name="P16" style:family="paragraph" style:parent-style-name="Standard" style:list-style-name="L1">
      <style:text-properties style:font-name="Liberation Sans" officeooo:rsid="0013797d" officeooo:paragraph-rsid="0013797d"/>
    </style:style>
    <style:style style:name="T1" style:family="text">
      <style:text-properties style:text-underline-style="none"/>
    </style:style>
    <style:style style:name="T2" style:family="text">
      <style:text-properties officeooo:rsid="001218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6">R<text:span text:style-name="T1">isiken</text:span></text:p>
      <text:p text:style-name="P2"/>
      <text:p text:style-name="P3"/>
      <text:list xml:id="list1818576978" text:style-name="L1">
        <text:list-item>
          <text:p text:style-name="P13">Aufgabenstellung wird falsch verstanden</text:p>
          <text:list>
            <text:list-item>
              <text:p text:style-name="P13">Sobald das Missverständnis festgestellt wird, werden die Stakeholder um Aufklärung gebeten</text:p>
            </text:list-item>
          </text:list>
        </text:list-item>
        <text:list-item>
          <text:p text:style-name="P13">Mitglied fällt aus</text:p>
          <text:list>
            <text:list-item>
              <text:p text:style-name="P13">Neuverteilung der Aufgaben um die Arbeitslast auf andere Gruppenmitglieder auszulagern</text:p>
            </text:list-item>
          </text:list>
        </text:list-item>
        <text:list-item>
          <text:p text:style-name="P13">Aufwand der Aufgaben wird zu gering eingeschätzt</text:p>
          <text:list>
            <text:list-item>
              <text:p text:style-name="P13">Prioritäten der Aufgaben m<text:span text:style-name="T2">üssen</text:span> neu vergeben werden um die Wichtigsten Aufgaben erledigen zu können</text:p>
            </text:list-item>
          </text:list>
        </text:list-item>
        <text:list-item>
          <text:p text:style-name="P14">Ausfall des Servers</text:p>
          <text:list>
            <text:list-item>
              <text:p text:style-name="P14">Einspielen eines Backups</text:p>
            </text:list-item>
          </text:list>
        </text:list-item>
        <text:list-item>
          <text:p text:style-name="P14">Ausfall von Arbeitsrechnern</text:p>
          <text:list>
            <text:list-item>
              <text:p text:style-name="P14">Verwenden von Ersatz Hardware</text:p>
            </text:list-item>
          </text:list>
        </text:list-item>
        <text:list-item>
          <text:p text:style-name="P14">Schwerwiegender Software Fehler bleibt unerkannt</text:p>
          <text:list>
            <text:list-item>
              <text:p text:style-name="P14">ausreichendes Testen, insbesondere der Kritischen Komponenten</text:p>
            </text:list-item>
          </text:list>
        </text:list-item>
        <text:list-item>
          <text:p text:style-name="P15">Schwerwiegender Software Fehler kann nicht gelöst werden</text:p>
          <text:list>
            <text:list-item>
              <text:p text:style-name="P15">Beziehen von Experten Meinung und wenn immer noch nötig ein Workaround</text:p>
            </text:list-item>
          </text:list>
        </text:list-item>
        <text:list-item>
          <text:p text:style-name="P16">Unzureichende Qualifikation der Team-Mitglieder</text:p>
          <text:list>
            <text:list-item>
              <text:p text:style-name="P16">Es muss mehr Zeit in Einarbeitung der Mitglieder investiert werden, wodurch weniger Zeit in die Implementierung investiert werden kann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officeooo:paragraph-rsid="000c1db0"/>
    </style:style>
    <style:style style:name="MP2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MP4" style:family="paragraph" style:parent-style-name="Table_20_Contents">
      <style:text-properties fo:color="#000000" style:font-name="Liberation Sans" fo:font-size="10pt" officeooo:rsid="0008c5ff" officeooo:paragraph-rsid="0008c5ff" style:font-size-asian="10pt" style:font-size-complex="10pt"/>
    </style:style>
    <style:style style:name="MP5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0c1db0" officeooo:paragraph-rsid="000c1db0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MP7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Team 3 (Teamleiter Noah Lehmann)</text:p>
            </table:table-cell>
            <table:table-cell table:style-name="Tabelle2.B1" office:value-type="string">
              <text:p text:style-name="MP3"><draw:frame draw:style-name="Mfr1" draw:name="Bild1" text:anchor-type="paragraph" svg:x="4.579cm" svg:y="-2.286cm" svg:width="3.817cm" svg:height="1.771cm" draw:z-index="0"><draw:image xlink:href="Pictures/1000020100000320000001735D2A0A41DC65742A.png" xlink:type="simple" xlink:show="embed" xlink:actuate="onLoad" loext:mime-type="image/png"/></draw:frame>Web Development 2</text:p>
            </table:table-cell>
          </table:table-row>
          <table:table-row>
            <table:table-cell table:style-name="Tabelle2.A2" office:value-type="string">
              <text:p text:style-name="MP4">Dokumenttitel</text:p>
            </table:table-cell>
            <table:table-cell table:style-name="Tabelle2.B2" office:value-type="string">
              <text:p text:style-name="MP3">26.03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5">Bearbeiter</text:p>
            </table:table-cell>
            <table:table-cell table:style-name="Tabelle1.A1" office:value-type="string">
              <text:p text:style-name="MP6"><text:page-number text:select-page="current">1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4-18T19:49:47.356000000</dc:date>
    <meta:editing-duration>PT23M26S</meta:editing-duration>
    <meta:editing-cycles>6</meta:editing-cycles>
    <meta:generator>LibreOffice/5.4.6.2$Windows_X86_64 LibreOffice_project/4014ce260a04f1026ba855d3b8d91541c224eab8</meta:generator>
    <dc:creator>Andreas Glaser</dc:creator>
    <meta:document-statistic meta:table-count="2" meta:image-count="1" meta:object-count="0" meta:page-count="1" meta:paragraph-count="23" meta:word-count="143" meta:character-count="1001" meta:non-whitespace-character-count="897"/>
  </office:meta>
</office:document-meta>
</file>